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officeooo:rsid="0021d408" officeooo:paragraph-rsid="0021d408"/>
    </style:style>
    <style:style style:name="P2" style:family="paragraph" style:parent-style-name="Standard">
      <style:paragraph-properties fo:line-height="200%" fo:text-align="justify" style:justify-single-word="false"/>
      <style:text-properties style:font-name="Verdana" fo:font-size="12pt" fo:font-weight="bold" officeooo:rsid="000f03a2" officeooo:paragraph-rsid="000f03a2" style:font-size-asian="12pt" style:font-weight-asian="bold" style:font-size-complex="12pt" style:font-weight-complex="bold"/>
    </style:style>
    <style:style style:name="P3" style:family="paragraph" style:parent-style-name="Standard">
      <style:paragraph-properties fo:line-height="200%" fo:text-align="center" style:justify-single-word="false"/>
      <style:text-properties style:font-name="Verdana" fo:font-size="12pt" fo:font-weight="bold" officeooo:rsid="000ed13d" officeooo:paragraph-rsid="000ed13d" style:font-size-asian="12pt" style:font-weight-asian="bold" style:font-size-complex="12pt" style:font-weight-complex="bold"/>
    </style:style>
    <style:style style:name="P4" style:family="paragraph" style:parent-style-name="Standard">
      <style:paragraph-properties fo:line-height="200%" fo:text-align="justify" style:justify-single-word="false"/>
      <style:text-properties style:font-name="Verdana" fo:font-size="12pt" fo:font-weight="normal" officeooo:rsid="000ed13d" officeooo:paragraph-rsid="000ed13d" style:font-size-asian="12pt" style:font-weight-asian="normal" style:font-size-complex="12pt" style:font-weight-complex="normal"/>
    </style:style>
    <style:style style:name="P5" style:family="paragraph" style:parent-style-name="Standard" style:master-page-name="">
      <style:paragraph-properties fo:margin-left="0cm" fo:margin-right="0cm" fo:line-height="200%" fo:text-align="justify" style:justify-single-word="false" fo:orphans="0" fo:widows="0" fo:hyphenation-ladder-count="no-limit" fo:text-indent="0cm" style:auto-text-indent="false" style:page-number="auto" style:writing-mode="lr-tb"/>
      <style:text-properties style:font-name="Verdana" fo:font-size="12pt" officeooo:paragraph-rsid="000f03a2" style:font-size-asian="12pt" style:font-size-complex="12pt" fo:hyphenate="false" fo:hyphenation-remain-char-count="2" fo:hyphenation-push-char-count="2"/>
    </style:style>
    <style:style style:name="P6" style:family="paragraph" style:parent-style-name="Standard" style:master-page-name="">
      <style:paragraph-properties fo:margin-left="0cm" fo:margin-right="0cm" fo:line-height="200%" fo:text-align="justify" style:justify-single-word="false" fo:orphans="0" fo:widows="0" fo:hyphenation-ladder-count="no-limit" fo:text-indent="0cm" style:auto-text-indent="false" style:page-number="auto" style:writing-mode="lr-tb">
        <style:tab-stops>
          <style:tab-stop style:position="0.159cm"/>
        </style:tab-stops>
      </style:paragraph-properties>
      <style:text-properties style:font-name="Verdana" fo:font-size="12pt" officeooo:paragraph-rsid="000f03a2" style:font-size-asian="12pt" style:font-size-complex="12pt" fo:hyphenate="false" fo:hyphenation-remain-char-count="2" fo:hyphenation-push-char-count="2"/>
    </style:style>
    <style:style style:name="P7" style:family="paragraph" style:parent-style-name="Standard" style:master-page-name="">
      <style:paragraph-properties fo:margin-left="0cm" fo:margin-right="0cm" fo:line-height="200%" fo:text-align="justify" style:justify-single-word="false" fo:orphans="0" fo:widows="0" fo:hyphenation-ladder-count="no-limit" fo:text-indent="0cm" style:auto-text-indent="false" style:page-number="auto" style:writing-mode="lr-tb"/>
      <style:text-properties style:font-name="Verdana" fo:font-size="12pt" fo:font-weight="normal" officeooo:paragraph-rsid="000f03a2" style:font-size-asian="12pt" style:font-weight-asian="normal" style:font-size-complex="12pt" style:font-weight-complex="normal" fo:hyphenate="false" fo:hyphenation-remain-char-count="2" fo:hyphenation-push-char-count="2"/>
    </style:style>
    <style:style style:name="P8" style:family="paragraph" style:parent-style-name="Standard">
      <style:paragraph-properties fo:margin-left="0cm" fo:margin-right="0cm" fo:line-height="200%" fo:text-align="justify" style:justify-single-word="false" fo:orphans="0" fo:widows="0" fo:hyphenation-ladder-count="no-limit" fo:text-indent="0cm" style:auto-text-indent="false" style:writing-mode="lr-tb"/>
      <style:text-properties style:font-name="Verdana" fo:font-size="12pt" fo:font-weight="normal" officeooo:paragraph-rsid="000f03a2" style:font-size-asian="12pt" style:font-weight-asian="normal" style:font-size-complex="12pt" style:font-weight-complex="normal" fo:hyphenate="false" fo:hyphenation-remain-char-count="2" fo:hyphenation-push-char-count="2"/>
    </style:style>
    <style:style style:name="P9" style:family="paragraph" style:parent-style-name="Standard" style:list-style-name="WWNum3">
      <style:paragraph-properties fo:line-height="200%" fo:text-align="justify" style:justify-single-word="false"/>
      <style:text-properties style:font-name="Verdana" fo:font-size="12pt" fo:font-weight="normal" officeooo:paragraph-rsid="000f03a2" style:font-size-asian="12pt" style:font-weight-asian="normal" style:font-size-complex="12pt" style:font-weight-complex="normal"/>
    </style:style>
    <style:style style:name="P10" style:family="paragraph" style:parent-style-name="Standard" style:list-style-name="WWNum3">
      <style:paragraph-properties fo:line-height="200%" fo:text-align="justify" style:justify-single-word="false"/>
      <style:text-properties style:font-name="Verdana" fo:font-size="12pt" fo:font-weight="normal" officeooo:rsid="0010ddf8" officeooo:paragraph-rsid="0010ddf8" style:font-size-asian="12pt" style:font-weight-asian="normal" style:font-size-complex="12pt" style:font-weight-complex="normal"/>
    </style:style>
    <style:style style:name="P11" style:family="paragraph" style:parent-style-name="Standard" style:list-style-name="WWNum2" style:master-page-name="">
      <style:paragraph-properties fo:margin-left="0cm" fo:margin-right="0cm" fo:line-height="200%" fo:text-align="justify" style:justify-single-word="false" fo:text-indent="0cm" style:auto-text-indent="false" style:page-number="auto">
        <style:tab-stops>
          <style:tab-stop style:position="0.159cm"/>
        </style:tab-stops>
      </style:paragraph-properties>
      <style:text-properties style:font-name="Verdana" fo:font-size="12pt" officeooo:paragraph-rsid="000f03a2" style:font-size-asian="12pt" style:font-size-complex="12pt"/>
    </style:style>
    <style:style style:name="P12" style:family="paragraph" style:parent-style-name="Standard" style:list-style-name="WWNum3" style:master-page-name="">
      <style:paragraph-properties fo:margin-left="0cm" fo:margin-right="0cm" fo:line-height="200%" fo:text-align="justify" style:justify-single-word="false" fo:text-indent="0cm" style:auto-text-indent="false" style:page-number="auto"/>
      <style:text-properties style:font-name="Verdana" fo:font-size="12pt" officeooo:paragraph-rsid="000f03a2" style:font-size-asian="12pt" style:font-size-complex="12pt"/>
    </style:style>
    <style:style style:name="P13" style:family="paragraph" style:parent-style-name="Header" style:list-style-name="L1">
      <style:paragraph-properties fo:text-align="end" style:justify-single-word="false"/>
      <style:text-properties style:font-name="Verdana"/>
    </style:style>
    <style:style style:name="T1" style:family="text">
      <style:text-properties fo:font-weight="normal" style:font-weight-asian="normal" style:font-weight-complex="normal"/>
    </style:style>
    <style:style style:name="T2" style:family="text">
      <style:text-properties fo:font-weight="normal" officeooo:rsid="0010ddf8" style:font-weight-asian="normal" style:font-weight-complex="normal"/>
    </style:style>
    <style:style style:name="T3" style:family="text">
      <style:text-properties fo:font-weight="normal" officeooo:rsid="001a98e0" style:font-weight-asian="normal" style:font-weight-complex="normal"/>
    </style:style>
    <style:style style:name="T4" style:family="text">
      <style:text-properties fo:font-weight="normal" officeooo:rsid="001e5cbb" style:font-weight-asian="normal" style:font-weight-complex="normal"/>
    </style:style>
    <style:style style:name="T5" style:family="text">
      <style:text-properties fo:font-weight="normal" officeooo:rsid="001f1f8b"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0f03a2" style:font-weight-asian="bold" style:font-weight-complex="bold"/>
    </style:style>
    <style:style style:name="T8" style:family="text">
      <style:text-properties officeooo:rsid="0010ddf8"/>
    </style:style>
    <style:style style:name="T9" style:family="text">
      <style:text-properties fo:font-style="italic" style:font-style-asian="italic" style:font-style-complex="italic"/>
    </style:style>
    <style:style style:name="T10" style:family="text">
      <style:text-properties fo:font-style="italic" officeooo:rsid="0010ddf8" style:font-style-asian="italic" style:font-style-complex="italic"/>
    </style:style>
    <style:style style:name="T11" style:family="text">
      <style:text-properties fo:font-style="italic" officeooo:rsid="001272c5" style:font-style-asian="italic" style:font-style-complex="italic"/>
    </style:style>
    <style:style style:name="T12" style:family="text">
      <style:text-properties fo:font-style="italic" officeooo:rsid="00239388"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9dfba"/>
    </style:style>
    <style:style style:name="T15" style:family="text">
      <style:text-properties officeooo:rsid="001a98e0"/>
    </style:style>
    <style:style style:name="T16" style:family="text">
      <style:text-properties officeooo:rsid="00239388"/>
    </style:style>
    <style:style style:name="T17" style:family="text">
      <style:text-properties fo:font-style="normal" officeooo:rsid="00239388" style:font-style-asian="normal" style:font-style-complex="normal"/>
    </style:style>
    <text:list-style style:name="L1">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B I</text:p>
      <text:p text:style-name="P3">P<text:span text:style-name="T14">ENDAHULUAN</text:span></text:p>
      <text:p text:style-name="P2"/>
      <text:p text:style-name="P2">1.1<text:tab/>Latar Belakang Masalah</text:p>
      <text:p text:style-name="P2"><text:tab/><text:span text:style-name="T1">Basis data merupakan kebutuhan mendasar bagi sebuah organisasi yang ingin menyimpan data dalam jumlah yang besar. Pada awal perkembangan teknologi komputer, database yang sangat umum digunakan adalah database yang bersifat relasional dan dikelola menggunakan software RDBMS (</text:span><text:span text:style-name="T13">Relational Database Management System</text:span><text:span text:style-name="T1">) seperti :MyS</text:span><text:span text:style-name="T2">QL</text:span><text:span text:style-name="T1">, PostgreSQL, Foxpro dan lain-lain.</text:span></text:p>
      <text:p text:style-name="P7"><text:tab/>Namun, seiring berkembangnya teknologi bertambah pula kebutuhan untuk mengelola data yang besar. Kebutuhan data yang semakin besar ini tidak dapat tertangani oleh basis data relational dikarenakan sifat data yang tidak terstruktur.</text:p>
      <text:p text:style-name="P8"><text:tab/>Saat ini untuk memenuhi kebutuhan penyediaan data yang tidak terstruktur tersebut terdapat jenis basis data baru yaitu <text:span text:style-name="T9">NoS</text:span><text:span text:style-name="T10">QL</text:span>. Istilah <text:span text:style-name="T9">NoS</text:span><text:span text:style-name="T10">QL </text:span>diciptakan tahun 1998, dikembangkan oleh Walter W. Hobbs dari <text:span text:style-name="T9">RAND Organization</text:span>. Salah satu basis data yang mangaplikasikan <text:span text:style-name="T9">NoSQl</text:span> adalah MongoDB. </text:p>
      <text:p text:style-name="P8"><text:tab/>Terdapat banyak cara untuk mengakses basis data <text:span text:style-name="T9">NoSQl</text:span> <text:soft-page-break/>khususnya MongoDB, salah satunya menggunakan aplikasi web yang dibangun menggunakan <text:span text:style-name="T9">framework</text:span> <text:span text:style-name="T8">C</text:span>odeigniter. Untuk pengaksesan perintah-perintah MongoDB diperlukan suatu <text:span text:style-name="T9">library</text:span> yang dapat menghubungkan <text:span text:style-name="T9">framework</text:span> codeigniter dengan basis<text:span text:style-name="T8">d</text:span>ata MongoD<text:span text:style-name="T15">B</text:span>. Sampai saat ini masih sedikit <text:span text:style-name="T9">library </text:span>yang dikembangkan untuk menghubungkan <text:span text:style-name="T9">framework</text:span> <text:span text:style-name="T8">C</text:span>odeigniter dengan <text:span text:style-name="T15">basis data </text:span>MongoDB. Hal ini di karenakan banyak <text:span text:style-name="T15">pengembang</text:span> <text:span text:style-name="T15">C</text:span>odigniter yang membuat <text:span text:style-name="T9">library</text:span> kemudian menggunakannya tanpa dipublikasikan.</text:p>
      <text:p text:style-name="P6"><text:span text:style-name="T7">1.2<text:tab/></text:span><text:span text:style-name="T6">Rumusan Masalah</text:span></text:p>
      <text:p text:style-name="P5"><text:span text:style-name="T6"><text:tab/></text:span><text:span text:style-name="T1">Berdasarkan latar belakang yang telah di uraikan maka yang menjadi identifikasi dalam rumusan masalah penelitian adalah bagaimana membuat sebuah </text:span><text:span text:style-name="T13">library</text:span><text:span text:style-name="T1"> yang dapat digunakan untuk mengakses </text:span><text:span text:style-name="T4">basis data </text:span><text:span text:style-name="T1">MongoD</text:span><text:span text:style-name="T3">B</text:span><text:span text:style-name="T1"> menggunakan </text:span><text:span text:style-name="T13">framework</text:span><text:span text:style-name="T1"> </text:span><text:span text:style-name="T2">C</text:span><text:span text:style-name="T1">odeigniter.</text:span></text:p>
      <text:list xml:id="list5561143148282357341" text:style-name="WWNum2">
        <text:list-header>
          <text:p text:style-name="P11"><text:span text:style-name="T7">1.3<text:tab/></text:span><text:span text:style-name="T6">Ruang Lingkup </text:span></text:p>
        </text:list-header>
      </text:list>
      <text:p text:style-name="P5"><text:span text:style-name="T6"><text:tab/></text:span><text:span text:style-name="T1">Agar dapat mencapai sasaran dan tujuan yang diharapkan maka diberikan batasan masalah sebagai berikut:</text:span></text:p>
      <text:list xml:id="list482629373388531647" text:style-name="WWNum3">
        <text:list-item>
          <text:p text:style-name="P9"><text:span text:style-name="T9">Library</text:span> ini hanya digunakan menggunakan <text:span text:style-name="T9">framework </text:span><text:span text:style-name="T15">C</text:span>odeigniter.</text:p>
        </text:list-item>
        <text:list-item>
          <text:p text:style-name="P9">Library ini hanya dapat digunakan untuk <text:soft-page-break/>menampilkan data,mengisi data,mengedit data,menghapus data ,membuat collection dan menghapus collection.</text:p>
        </text:list-item>
        <text:list-item>
          <text:p text:style-name="P10">Library ini berfungsi untuk melakukan pembuatan <text:span text:style-name="T9">document</text:span>, pengeditan <text:span text:style-name="T9">document</text:span> penghapusan <text:span text:style-name="T9">document</text:span> dan menampilkan <text:span text:style-name="T9">documen</text:span><text:span text:style-name="T11">t</text:span> yang telah dibuat.</text:p>
          <text:p text:style-name="P12"><text:span text:style-name="T7">1.4<text:tab/></text:span><text:span text:style-name="T6">Tujuan Penelitian</text:span></text:p>
        </text:list-item>
      </text:list>
      <text:p text:style-name="P2"><text:tab/><text:span text:style-name="T1">Tujuan dari penelitian ini adalah membuat sebuah </text:span><text:span text:style-name="T13">library</text:span><text:span text:style-name="T1"> yang dapat menjalankan perintah-perintah pada </text:span><text:span text:style-name="T5">basis data</text:span><text:span text:style-name="T1"> MongoDB melalui framework </text:span><text:span text:style-name="T2">C</text:span><text:span text:style-name="T1">odeigniter.</text:span></text:p>
      <text:p text:style-name="P4"><text:tab/><text:span text:style-name="T16">Penggunaan </text:span><text:span text:style-name="T12">library </text:span><text:span text:style-name="T17">pada penelitian ini akan diimplementasikan pada contoh kasus pembuatan aplikasi berbasis web berupa papan pengumuman akademi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7.001cm" style:type="center"/>
          <style:tab-stop style:position="14.004cm" style:type="right"/>
        </style:tab-stops>
      </style:paragraph-properties>
    </style:style>
    <style:style style:name="Header" style:family="paragraph" style:parent-style-name="Standard" style:class="extra">
      <style:paragraph-properties text:number-lines="false" text:line-number="0">
        <style:tab-stops>
          <style:tab-stop style:position="7.001cm" style:type="center"/>
          <style:tab-stop style:position="14.00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001cm" style:type="center"/>
          <style:tab-stop style:position="14.004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A"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A"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A"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A"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A"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A"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A"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list-style-name="ML1">
      <style:paragraph-properties fo:text-align="end" style:justify-single-word="false"/>
      <style:text-properties style:font-name="Verdana"/>
    </style:style>
    <style:style style:name="MP2" style:family="paragraph" style:parent-style-name="Footer">
      <style:paragraph-properties fo:text-align="center" style:justify-single-word="false"/>
      <style:text-properties officeooo:rsid="0021d408" officeooo:paragraph-rsid="0021d408"/>
    </style:style>
    <text:list-style style:name="ML1">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4.001cm" fo:margin-bottom="2.997cm" fo:margin-left="4.001cm" fo:margin-right="2.997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list xml:id="list666083175305883592" text:style-name="ML1">
          <text:list-header>
            <text:p text:style-name="MP1"/>
          </text:list-header>
        </text:list>
      </style:header>
      <style:footer>
        <text:p text:style-name="MP2"/>
      </style:footer>
      <style:footer-left>
        <text:p text:style-name="MP2"/>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7T12:04:23.447620210</meta:creation-date>
    <dc:date>2016-01-04T10:20:07.282346372</dc:date>
    <meta:editing-duration>PT1H10M40S</meta:editing-duration>
    <meta:editing-cycles>22</meta:editing-cycles>
    <meta:generator>LibreOffice/5.0.4.2$Linux_x86 LibreOffice_project/00m0$Build-2</meta:generator>
    <meta:document-statistic meta:table-count="0" meta:image-count="0" meta:object-count="0" meta:page-count="3" meta:paragraph-count="17" meta:word-count="323" meta:character-count="2528" meta:non-whitespace-character-count="2215"/>
  </office:meta>
</office:document-meta>
</file>